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a933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Tabela original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 table:style-name="ce1" office:value-type="string" calcext:value-type="string">
            <text:p>Setor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table:style-name="ce3" office:value-type="date" office:date-value="2020-05-05T08:50:25" calcext:value-type="date">
            <text:p>2020-05-05 08:50:25</text:p>
          </table:table-cell>
          <table:table-cell table:style-name="ce2" office:value-type="string" calcext:value-type="string">
            <text:p>Administração, Vendas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4" office:value-type="string" calcext:value-type="string">
            <text:p>5 de Fevereiro de 2020</text:p>
          </table:table-cell>
          <table:table-cell table:style-name="ce2" office:value-type="string" calcext:value-type="string">
            <text:p>Operacional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table:style-name="ce3" office:value-type="date" office:date-value="2020-05-05T10:55:35" calcext:value-type="date">
            <text:p>2020-05-05 10:55:35</text:p>
          </table:table-cell>
          <table:table-cell table:style-name="ce2" office:value-type="string" calcext:value-type="string">
            <text:p>Estratégico, Vendas</text:p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table:style-name="ce3" office:value-type="date" office:date-value="2020-05-05T11:45:40" calcext:value-type="date">
            <text:p>2020-05-05 11:45:40</text:p>
          </table:table-cell>
          <table:table-cell table:style-name="ce2" office:value-type="string" calcext:value-type="string">
            <text:p>Marketing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TABELAS APÓS 2ª NORMAL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funcionario</text:p>
          </table:table-cell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DataCadastro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table:style-name="ce3" office:value-type="date" office:date-value="2020-05-05T08:50:25" calcext:value-type="date">
            <text:p>2020-05-05 08:50:2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3" office:value-type="date" office:date-value="2020-02-05" calcext:value-type="date">
            <text:p>2020-02-05 00:00:0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table:style-name="ce3" office:value-type="date" office:date-value="2020-05-05T10:55:35" calcext:value-type="date">
            <text:p>2020-05-05 10:55:3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table:style-name="ce3" office:value-type="date" office:date-value="2020-05-05T11:45:40" calcext:value-type="date">
            <text:p>2020-05-05 11:45:4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etores</text:p>
          </table:table-cell>
          <table:table-cell table:style-name="Default"/>
          <table:table-cell/>
          <table:table-cell table:style-name="Default" office:value-type="string" calcext:value-type="string">
            <text:p>setor_funcionario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tor</text:p>
          </table:table-cell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_id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nda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eraciona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stratégic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keti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20:21:05.188663811</meta:creation-date>
    <dc:date>2021-01-08T20:35:36.425430806</dc:date>
    <meta:editing-duration>PT4M31S</meta:editing-duration>
    <meta:editing-cycles>1</meta:editing-cycles>
    <meta:document-statistic meta:table-count="1" meta:cell-count="96" meta:object-count="0"/>
    <meta:generator>LibreOffice/6.4.6.2$Linux_X86_64 LibreOffice_project/40$Build-2</meta:generator>
  </office:meta>
</office:document-meta>
</file>